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188cm" fo:min-width="0.938cm" loext:decorative="false"/>
    </style:style>
    <style:style style:name="gr2" style:family="graphic" style:parent-style-name="objectwithoutfill">
      <style:graphic-properties svg:stroke-width="1.411cm" svg:stroke-color="#000000" draw:marker-start-width="2.316cm" draw:marker-end-width="2.316cm" svg:stroke-linecap="round" draw:fill="solid" draw:fill-color="#000000" draw:textarea-vertical-align="middle" fo:padding-top="0.83cm" fo:padding-bottom="0.83cm" fo:padding-left="0.955cm" fo:padding-right="0.955cm" loext:decorative="false"/>
    </style:style>
    <style:style style:name="gr3" style:family="graphic" style:parent-style-name="objectwithoutfill">
      <style:graphic-properties svg:stroke-width="2.822cm" svg:stroke-color="#000000" draw:marker-start-width="4.432cm" draw:marker-end-width="4.432cm" svg:stroke-linecap="round" draw:fill="solid" draw:fill-color="#000000" draw:textarea-vertical-align="middle" fo:padding-top="1.535cm" fo:padding-bottom="1.535cm" fo:padding-left="1.66cm" fo:padding-right="1.66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1.058cm" svg:stroke-color="#000000" draw:marker-start-width="1.787cm" draw:marker-end-width="1.787cm" svg:stroke-linecap="round" draw:fill="solid" draw:fill-color="#000000" draw:textarea-vertical-align="middle" fo:padding-top="0.654cm" fo:padding-bottom="0.654cm" fo:padding-left="0.779cm" fo:padding-right="0.779cm" loext:decorative="false"/>
    </style:style>
    <style:style style:name="P1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7.223cm" svg:y="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239cm" svg:y1="15.287cm" svg:x2="8.239cm" svg:y2="12.747cm">
          <text:p/>
        </draw:line>
        <draw:line draw:style-name="gr2" draw:text-style-name="P1" draw:layer="layout" svg:x1="8.239cm" svg:y1="11.151cm" svg:x2="8.239cm" svg:y2="9.119cm">
          <text:p/>
        </draw:line>
        <draw:line draw:style-name="gr2" draw:text-style-name="P1" draw:layer="layout" svg:x1="8.239cm" svg:y1="7.528cm" svg:x2="8.239cm" svg:y2="4.988cm">
          <text:p/>
        </draw:line>
        <draw:custom-shape draw:style-name="gr1" draw:text-style-name="P1" draw:layer="layout" svg:width="2.032cm" svg:height="2.032cm" svg:x="2.461cm" svg:y="5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45cm" svg:y1="15.27cm" svg:x2="5.445cm" svg:y2="12.73cm">
          <text:p/>
        </draw:line>
        <draw:line draw:style-name="gr2" draw:text-style-name="P1" draw:layer="layout" svg:x1="3.413cm" svg:y1="12.73cm" svg:x2="5.445cm" svg:y2="12.73cm">
          <text:p/>
        </draw:line>
        <draw:line draw:style-name="gr2" draw:text-style-name="P1" draw:layer="layout" svg:x1="3.477cm" svg:y1="11.156cm" svg:x2="3.477cm" svg:y2="8.616cm">
          <text:p/>
        </draw:line>
        <draw:custom-shape draw:style-name="gr1" draw:text-style-name="P1" draw:layer="layout" svg:width="2.032cm" svg:height="2.032cm" svg:x="17.748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693cm" svg:y1="15.087cm" svg:x2="19.233cm" svg:y2="15.087cm">
          <text:p/>
        </draw:line>
        <draw:line draw:style-name="gr2" draw:text-style-name="P1" draw:layer="layout" svg:x1="17.367cm" svg:y1="12.623cm" svg:x2="19.126cm" svg:y2="13.639cm">
          <text:p/>
        </draw:line>
        <draw:line draw:style-name="gr2" draw:text-style-name="P1" draw:layer="layout" svg:x1="17.275cm" svg:y1="11.037cm" svg:x2="17.716cm" svg:y2="8.536cm">
          <text:p/>
        </draw:line>
        <draw:custom-shape draw:style-name="gr1" draw:text-style-name="P1" draw:layer="layout" svg:width="2.032cm" svg:height="2.032cm" svg:x="11.668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84cm" svg:y1="8.699cm" svg:x2="12.684cm" svg:y2="6.159cm">
          <text:p/>
        </draw:line>
        <draw:g draw:style-name="gr4">
          <draw:line draw:style-name="gr5" draw:text-style-name="P1" draw:layer="layout" svg:x1="12.049cm" svg:y1="13.382cm" svg:x2="12.049cm" svg:y2="10.842cm">
            <text:p/>
          </draw:line>
          <draw:line draw:style-name="gr5" draw:text-style-name="P1" draw:layer="layout" svg:x1="13.319cm" svg:y1="13.382cm" svg:x2="13.319cm" svg:y2="10.842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18:57.503469205</meta:creation-date>
    <dc:date>2026-03-18T17:45:38.928030373</dc:date>
    <meta:editing-duration>PT31M23S</meta:editing-duration>
    <meta:editing-cycles>9</meta:editing-cycles>
    <meta:generator>LibreOffice/24.2.7.2$Linux_X86_64 LibreOffice_project/420$Build-2</meta:generator>
    <meta:document-statistic meta:object-count="17"/>
  </office:meta>
</office:document-meta>
</file>